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 Test Document 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Aria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dc:title>Document test for xmlreader and zip</dc:title>
    <dc:description>No comment :)</dc:description>
    <dc:subject>sample usage of xmlreader with zip</dc:subject>
    <meta:creation-date>2006-03-12T18:37:24</meta:creation-date>
    <dc:date>2006-03-12T18:40:27</dc:date>
    <meta:keyword>xmlreader openoffice zip</meta:keyword>
    <dc:language>en-US</dc:language>
    <meta:editing-cycles>2</meta:editing-cycles>
    <meta:editing-duration>PT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6" meta:character-count="41"/>
  </office:meta>
</office:document-meta>
</file>